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text-properties style:font-name="Liberation Serif" officeooo:rsid="0010bc9e" fo:background-color="transparent"/>
    </style:style>
    <style:style style:name="P2" style:family="paragraph" style:parent-style-name="Standard">
      <style:paragraph-properties fo:line-height="200%"/>
      <style:text-properties style:font-name="Liberation Serif" officeooo:rsid="0010bc9e" officeooo:paragraph-rsid="0010bc9e" fo:background-color="transparent"/>
    </style:style>
    <style:style style:name="P3" style:family="paragraph" style:parent-style-name="Standard">
      <style:paragraph-properties fo:line-height="200%"/>
      <style:text-properties style:font-name="Liberation Serif" officeooo:rsid="0010bc9e" officeooo:paragraph-rsid="00373999" fo:background-color="transparent"/>
    </style:style>
    <style:style style:name="P4" style:family="paragraph" style:parent-style-name="Standard">
      <style:paragraph-properties fo:line-height="200%" fo:text-align="center" style:justify-single-word="false"/>
      <style:text-properties style:font-name="Liberation Serif" officeooo:rsid="004767e0" officeooo:paragraph-rsid="004767e0" fo:background-color="transparent"/>
    </style:style>
    <style:style style:name="P5" style:family="paragraph" style:parent-style-name="Standard">
      <style:paragraph-properties fo:line-height="200%"/>
      <style:text-properties style:font-name="Liberation Serif" officeooo:rsid="001a0b80" officeooo:paragraph-rsid="003ed76c" fo:background-color="transparent"/>
    </style:style>
    <style:style style:name="P6" style:family="paragraph" style:parent-style-name="Standard">
      <style:paragraph-properties fo:line-height="200%"/>
      <style:text-properties style:font-name="Liberation Serif" officeooo:rsid="001a0b80" officeooo:paragraph-rsid="0042fa1d" fo:background-color="transparent"/>
    </style:style>
    <style:style style:name="P7" style:family="paragraph" style:parent-style-name="Standard">
      <style:paragraph-properties fo:line-height="200%"/>
      <style:text-properties style:font-name="Liberation Serif" officeooo:rsid="001a0b80" officeooo:paragraph-rsid="003549ec" fo:background-color="transparent"/>
    </style:style>
    <style:style style:name="P8" style:family="paragraph" style:parent-style-name="Standard">
      <style:paragraph-properties fo:line-height="200%"/>
      <style:text-properties style:font-name="Liberation Serif" officeooo:rsid="001a0b80" officeooo:paragraph-rsid="002afa0c" fo:background-color="transparent"/>
    </style:style>
    <style:style style:name="P9" style:family="paragraph" style:parent-style-name="Standard">
      <style:paragraph-properties fo:line-height="200%"/>
      <style:text-properties style:font-name="Liberation Serif" officeooo:rsid="001a0b80" officeooo:paragraph-rsid="002afa0c"/>
    </style:style>
    <style:style style:name="P10" style:family="paragraph" style:parent-style-name="Standard">
      <style:paragraph-properties fo:line-height="200%" fo:text-align="center" style:justify-single-word="false"/>
      <style:text-properties style:font-name="Liberation Serif" officeooo:rsid="00476943" officeooo:paragraph-rsid="00476943"/>
    </style:style>
    <style:style style:name="P11" style:family="paragraph" style:parent-style-name="Standard">
      <style:paragraph-properties fo:line-height="200%" fo:text-align="start" style:justify-single-word="false"/>
      <style:text-properties officeooo:paragraph-rsid="00476943"/>
    </style:style>
    <style:style style:name="T1" style:family="text">
      <style:text-properties style:text-position="super 58%"/>
    </style:style>
    <style:style style:name="T2" style:family="text">
      <style:text-properties style:text-position="super 58%" fo:font-style="normal" officeooo:rsid="002fff84" style:font-style-asian="normal" style:font-style-complex="normal"/>
    </style:style>
    <style:style style:name="T3" style:family="text">
      <style:text-properties style:text-position="super 58%" officeooo:rsid="00373999"/>
    </style:style>
    <style:style style:name="T4" style:family="text">
      <style:text-properties officeooo:rsid="001b648c"/>
    </style:style>
    <style:style style:name="T5" style:family="text">
      <style:text-properties fo:font-style="italic" officeooo:rsid="001d60af" style:font-style-asian="italic" style:font-style-complex="italic"/>
    </style:style>
    <style:style style:name="T6" style:family="text">
      <style:text-properties fo:font-style="italic" fo:background-color="transparent" loext:char-shading-value="0" style:font-style-asian="italic" style:font-style-complex="italic"/>
    </style:style>
    <style:style style:name="T7" style:family="text">
      <style:text-properties fo:font-style="normal" officeooo:rsid="001d60af" style:font-style-asian="normal" style:font-style-complex="normal"/>
    </style:style>
    <style:style style:name="T8" style:family="text">
      <style:text-properties fo:font-style="normal" officeooo:rsid="001d85b7" style:font-style-asian="normal" style:font-style-complex="normal"/>
    </style:style>
    <style:style style:name="T9" style:family="text">
      <style:text-properties fo:font-style="normal" officeooo:rsid="001f5ce9" style:font-style-asian="normal" style:font-style-complex="normal"/>
    </style:style>
    <style:style style:name="T10" style:family="text">
      <style:text-properties fo:font-style="normal" officeooo:rsid="0023756e" style:font-style-asian="normal" style:font-style-complex="normal"/>
    </style:style>
    <style:style style:name="T11" style:family="text">
      <style:text-properties fo:font-style="normal" officeooo:rsid="002542e3" style:font-style-asian="normal" style:font-style-complex="normal"/>
    </style:style>
    <style:style style:name="T12" style:family="text">
      <style:text-properties fo:font-style="normal" officeooo:rsid="00277ec2" style:font-style-asian="normal" style:font-style-complex="normal"/>
    </style:style>
    <style:style style:name="T13" style:family="text">
      <style:text-properties fo:font-style="normal" officeooo:rsid="0028c972" style:font-style-asian="normal" style:font-style-complex="normal"/>
    </style:style>
    <style:style style:name="T14" style:family="text">
      <style:text-properties fo:font-style="normal" officeooo:rsid="002afa0c" style:font-style-asian="normal" style:font-style-complex="normal"/>
    </style:style>
    <style:style style:name="T15" style:family="text">
      <style:text-properties fo:font-style="normal" officeooo:rsid="002e9aa7" style:font-style-asian="normal" style:font-style-complex="normal"/>
    </style:style>
    <style:style style:name="T16" style:family="text">
      <style:text-properties fo:font-style="normal" officeooo:rsid="002fff84" style:font-style-asian="normal" style:font-style-complex="normal"/>
    </style:style>
    <style:style style:name="T17" style:family="text">
      <style:text-properties fo:font-style="normal" officeooo:rsid="00312ec0" style:font-style-asian="normal" style:font-style-complex="normal"/>
    </style:style>
    <style:style style:name="T18" style:family="text">
      <style:text-properties fo:font-style="normal" officeooo:rsid="00332d29" style:font-style-asian="normal" style:font-style-complex="normal"/>
    </style:style>
    <style:style style:name="T19" style:family="text">
      <style:text-properties fo:font-style="normal" officeooo:rsid="003549ec" style:font-style-asian="normal" style:font-style-complex="normal"/>
    </style:style>
    <style:style style:name="T20" style:family="text">
      <style:text-properties fo:font-style="normal" officeooo:rsid="003a3ff1" style:font-style-asian="normal" style:font-style-complex="normal"/>
    </style:style>
    <style:style style:name="T21" style:family="text">
      <style:text-properties fo:font-style="normal" officeooo:rsid="003bce46" style:font-style-asian="normal" style:font-style-complex="normal"/>
    </style:style>
    <style:style style:name="T22" style:family="text">
      <style:text-properties fo:font-style="normal" officeooo:rsid="002180fb" style:font-style-asian="normal" style:font-style-complex="normal"/>
    </style:style>
    <style:style style:name="T23" style:family="text">
      <style:text-properties fo:font-style="normal" officeooo:rsid="0027783e" style:font-style-asian="normal" style:font-style-complex="normal"/>
    </style:style>
    <style:style style:name="T24" style:family="text">
      <style:text-properties fo:font-style="normal" officeooo:rsid="00416dbb" style:font-style-asian="normal" style:font-style-complex="normal"/>
    </style:style>
    <style:style style:name="T25" style:family="text">
      <style:text-properties fo:font-style="normal" officeooo:rsid="0042fa1d" style:font-style-asian="normal" style:font-style-complex="normal"/>
    </style:style>
    <style:style style:name="T26" style:family="text">
      <style:text-properties fo:font-style="normal" officeooo:rsid="00436080" style:font-style-asian="normal" style:font-style-complex="normal"/>
    </style:style>
    <style:style style:name="T27" style:family="text">
      <style:text-properties fo:font-style="normal" officeooo:rsid="00451746" style:font-style-asian="normal" style:font-style-complex="normal"/>
    </style:style>
    <style:style style:name="T28" style:family="text">
      <style:text-properties fo:font-style="normal" officeooo:rsid="00468cf9" style:font-style-asian="normal" style:font-style-complex="normal"/>
    </style:style>
    <style:style style:name="T29" style:family="text">
      <style:text-properties fo:font-style="normal" fo:background-color="transparent" loext:char-shading-value="0" style:font-style-asian="normal" style:font-style-complex="normal"/>
    </style:style>
    <style:style style:name="T30" style:family="text">
      <style:text-properties fo:font-style="normal" officeooo:rsid="003549ec" fo:background-color="transparent" loext:char-shading-value="0" style:font-style-asian="normal" style:font-style-complex="normal"/>
    </style:style>
    <style:style style:name="T31" style:family="text">
      <style:text-properties fo:font-style="normal" officeooo:rsid="0042fa1d" fo:background-color="transparent" loext:char-shading-value="0" style:font-style-asian="normal" style:font-style-complex="normal"/>
    </style:style>
    <style:style style:name="T32" style:family="text">
      <style:text-properties fo:font-style="normal" officeooo:rsid="00451746" fo:background-color="transparent" loext:char-shading-value="0" style:font-style-asian="normal" style:font-style-complex="normal"/>
    </style:style>
    <style:style style:name="T33" style:family="text">
      <style:text-properties fo:font-style="normal" officeooo:rsid="0045e196" fo:background-color="transparent" loext:char-shading-value="0" style:font-style-asian="normal" style:font-style-complex="normal"/>
    </style:style>
    <style:style style:name="T34" style:family="text">
      <style:text-properties officeooo:rsid="00373999"/>
    </style:style>
    <style:style style:name="T35" style:family="text">
      <style:text-properties officeooo:rsid="00394475"/>
    </style:style>
    <style:style style:name="T36" style:family="text">
      <style:text-properties style:font-name="Liberation Serif" fo:font-style="normal" officeooo:rsid="00476943" fo:background-color="transparent" loext:char-shading-value="0" style:font-style-asian="normal" style:font-style-complex="normal"/>
    </style:style>
    <style:style style:name="T37" style:family="text">
      <style:text-properties style:font-name="Liberation Serif" fo:font-style="italic" officeooo:rsid="00476943" fo:background-color="transparent" loext:char-shading-value="0"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rcus Rosti</text:p>
      <text:p text:style-name="P2">Prof Johnson</text:p>
      <text:p text:style-name="P2">DS 6002</text:p>
      <text:p text:style-name="P3">4<text:span text:style-name="T1">th</text:span> December 2015</text:p>
      <text:p text:style-name="P4">Ineffective Policy</text:p>
      <text:p text:style-name="P3"><text:span text:style-name="T34"><text:tab/>Government surveillance erodes liberty whether it is by a three letter agency or by the hometown police. The policies surrounding the use of big data have weakened and the American people have suffered even though the 4</text:span><text:span text:style-name="T3">th</text:span><text:span text:style-name="T34"> amendment should protect them. American laws surrounding discrimination are all but ignored in the case of data analysis since meta data surrounding socioeconomics have often become the vector of discrimination. In that sense, weak policy surrounding big data allows the government to ignore constitutional protections through data-based, systemic discrimination and inconsistent application of existing law.</text:span></text:p>
      <text:p text:style-name="P5"><text:tab/>The Upturn paper discussed <text:span text:style-name="T35">several</text:span> case studies <text:span text:style-name="T4">which government regulation failed to catch up to big data. The authors argue that the data that defines our lives sits in a void of regulation, even when it comes to the government. While civil rights protections exist, the rules of the game have not updated to reflect a world where computers guide human decision making. One of their major examples was using questionnaires and algorithms to make many hiring decisions through E-verify. These practices exacerbate the systemic biases against protected classes by using socioeconomic or race correlated data (Upturn). </text:span><text:span text:style-name="T5">The Scored Society</text:span><text:span text:style-name="T7"> </text:span><text:span text:style-name="T20">examines credit scoring in relation to policy.</text:span><text:span text:style-name="T8"> </text:span><text:span text:style-name="T9">In the same way meritocracies benefit those born into privilege, a scored society benefits those who already pos</text:span><text:span text:style-name="T20">s</text:span><text:span text:style-name="T9">es</text:span><text:span text:style-name="T20">s</text:span><text:span text:style-name="T9"> the means the excel in the world. </text:span><text:span text:style-name="T20">Credit scoring systems m</text:span><text:span text:style-name="T28">a</text:span><text:span text:style-name="T20">y not be designed to unfairly rate people but they target class through class correlated variables</text:span><text:span text:style-name="T9"> </text:span><text:span text:style-name="T22">(</text:span><text:span text:style-name="T7">Citron and Pasquale</text:span><text:span text:style-name="T22">)</text:span><text:span text:style-name="T9">. </text:span></text:p>
      <text:p text:style-name="P6"><text:span text:style-name="T9"><text:tab/></text:span><text:span text:style-name="T11">T</text:span><text:span text:style-name="T10">hese two papers argue against the just-world fallacy or the idea that </text:span><text:span text:style-name="T11">people get what they are due; moreover, people who act in a morally or ethically positive way will be rewarded and those that do not are punished. </text:span><text:span text:style-name="T24">That just does not happen.</text:span><text:span text:style-name="T11"> In </text:span><text:span text:style-name="T20">every </text:span><text:span text:style-name="T11">scenario, the authors </text:span><text:span text:style-name="T24">show that data scientist </text:span><text:soft-page-break/><text:span text:style-name="T24">aggregate the meta information of race and class and miss the interaction</text:span><text:span text:style-name="T21">. </text:span><text:span text:style-name="T24">Statisticians either lack the insight or just miss the play between data and race and unknowingly target against vulnerable classes. </text:span><text:span text:style-name="T25">We expose our systemic discrimination when lumping people into groups based on socioeconomic data. </text:span></text:p>
      <text:p text:style-name="P6"><text:span text:style-name="T25"><text:tab/>Since the constitutional explicitly forbids discrimination based on race, it is deplorable that the contemporary government allows advertisers and agencies to target such groups.</text:span><text:span text:style-name="T11"> Upturn outlines an example where an online advertiser would equally show arrest related advertising and then learn the parameters to better identify potential clickers. The most common group arrested are those with black aligned names thus the naive algorithm displays ads without considering the ethical dilemma of targeting vulnerable groups </text:span><text:span text:style-name="T23">(Upturn)</text:span><text:span text:style-name="T11">. </text:span><text:span text:style-name="T21">This ultimately blames victims of systemic disadvantages and backs it up with </text:span><text:span text:style-name="T25">racially charged meta</text:span><text:span text:style-name="T21"> data.</text:span></text:p>
      <text:p text:style-name="P7"><text:span text:style-name="T11"><text:tab/></text:span><text:span text:style-name="T21">Upturn outlines a number</text:span><text:span text:style-name="T15"> of examples demonstrating the failure of current policy. Government agencies have recently been shown to have little regard for privacy law and little chance for oversight. The most prominent example is parallel construction. In this case, a government entity such as the DEA can use questionably legal surveillance to find an unobserved crime; however, since surveillance would violate </text:span><text:span text:style-name="T16">4</text:span><text:span text:style-name="T2">th</text:span><text:span text:style-name="T16"> amendment protections, the agency often uses that knowledge to find a legitimate reason for obtaining the piece of evide</text:span><text:span text:style-name="T17">nc</text:span><text:span text:style-name="T16">e and conceal their original surveillance</text:span><text:span text:style-name="T18"> (Upturn)</text:span><text:span text:style-name="T16">. </text:span><text:span text:style-name="T25">This violation disregards privacy en m</text:span><text:span text:style-name="T26">asse</text:span><text:span text:style-name="T25"> while blatantly skirting the law. </text:span></text:p>
      <text:p text:style-name="P8"><text:span text:style-name="T13"><text:tab/></text:span><text:span text:style-name="T27">Protections exist in every one of these cases and that is the crux of the matter</text:span><text:span text:style-name="T12">. </text:span><text:span text:style-name="T14">Both sets of</text:span><text:span text:style-name="T12"> authors allude to this or outright said it in the Citron and Pasquale piece. The law simply needs to extend to these new media of </text:span><text:span text:style-name="T13">abuse</text:span><text:span text:style-name="T12">. Citron and Pasquale </text:span><text:span text:style-name="T13">argue that the transparency akin to the Fair Credit Reporting Act will require data brokers to report their sources and methods and allow people to correct misinformation (</text:span><text:span text:style-name="T12">Citron and Pasquale</text:span><text:span text:style-name="T13">).</text:span><text:span text:style-name="T19"> Both believe firmly that oversight and transparency are the best solutions and in several cases, oversight agencies already exist. The FTC oversees credit agencies and can require fair practices in a big data era. </text:span><text:span text:style-name="T27">The authors offer transparency as the key </text:span><text:soft-page-break/><text:span text:style-name="T27">aspect for policy makers. Open source software makes all of their changes and decisions apparent and data science would greatly benefit from the same practices. With transparency, systemic bias could become more apparent and cut out by identifying the troublesome parts.</text:span></text:p>
      <text:p text:style-name="P9"><text:span text:style-name="T30"><text:tab/></text:span><text:span text:style-name="T31">Both sets of authors outline these failings from a policy standpoint. However, it </text:span><text:span text:style-name="T32">requires the government to make small policy changes. </text:span><text:span text:style-name="T33">These changes will come in the form of transparency across the board and an acknowledgement of racially motivated meta data. Government failed to update policy to reflect the modern era but they extend existing protections to big data practice.</text:span></text:p>
      <text:p text:style-name="P9"><text:span text:style-name="T33"/></text:p>
      <text:p text:style-name="P9"><text:span text:style-name="T33"/></text:p>
      <text:p text:style-name="P9"><text:span text:style-name="T33"/></text:p>
      <text:p text:style-name="P9"><text:span text:style-name="T33"/></text:p>
      <text:p text:style-name="P9"><text:span text:style-name="T33"/></text:p>
      <text:p text:style-name="P9"><text:span text:style-name="T33"/></text:p>
      <text:p text:style-name="P9"><text:span text:style-name="T33"/></text:p>
      <text:p text:style-name="P9"><text:span text:style-name="T33"/></text:p>
      <text:p text:style-name="P9"><text:span text:style-name="T33"/></text:p>
      <text:p text:style-name="P9"><text:span text:style-name="T33"/></text:p>
      <text:p text:style-name="P9"><text:span text:style-name="T33"/></text:p>
      <text:p text:style-name="P9"><text:span text:style-name="T33"/></text:p>
      <text:p text:style-name="P9"><text:span text:style-name="T33"/></text:p>
      <text:p text:style-name="P9"><text:span text:style-name="T33"/></text:p>
      <text:p text:style-name="P9"><text:span text:style-name="T33"/></text:p>
      <text:p text:style-name="P9"><text:span text:style-name="T33"/></text:p>
      <text:p text:style-name="P9"><text:span text:style-name="T33"/></text:p>
      <text:p text:style-name="P9"><text:span text:style-name="T33"/></text:p>
      <text:p text:style-name="P10"><text:soft-page-break/><text:span text:style-name="T33">W</text:span><text:span text:style-name="T29">orks Cited</text:span></text:p>
      <text:p text:style-name="P11"><text:span text:style-name="T36">Upturn. </text:span><text:span text:style-name="T6">Civil Rights, Big Data, and Our Algorithmic Future.</text:span><text:span text:style-name="T29"> </text:span><text:span text:style-name="T36">Upturn, 2014. Web. 4, Dec. 2015.</text:span></text:p>
      <text:p text:style-name="P11"><text:span text:style-name="T36">Citron, Danielle Keats And Pasquale, Frank. </text:span><text:span text:style-name="T37">The Scored Society: Due Process For Automated <text:tab/>Predictions</text:span><text:span text:style-name="T36">. Washington Law Review. Vol. 89. Web. 4, Dec. 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us Rosti</meta:initial-creator>
    <meta:creation-date>2015-11-27T20:47:12.021305000</meta:creation-date>
    <dc:date>2015-12-04T08:08:26.394124000</dc:date>
    <dc:creator>Marcus Rosti</dc:creator>
    <meta:editing-duration>PT2H37M24S</meta:editing-duration>
    <meta:editing-cycles>22</meta:editing-cycles>
    <meta:generator>LibreOffice/5.0.3.2$MacOSX_X86_64 LibreOffice_project/e5f16313668ac592c1bfb310f4390624e3dbfb75</meta:generator>
    <meta:document-statistic meta:table-count="0" meta:image-count="0" meta:object-count="0" meta:page-count="4" meta:paragraph-count="15" meta:word-count="806" meta:character-count="5207" meta:non-whitespace-character-count="4405"/>
  </office:meta>
</office:document-meta>
</file>